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3E819E6C1E25C84F86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eaac" officeooo:paragraph-rsid="001ceaa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eaac" officeooo:paragraph-rsid="001ceaa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327in, 7.478in, 0in, 2.303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II/00825/2019</text:p>
      <text:p text:style-name="P2">MICHAEL ORINA</text:p>
      <text:p text:style-name="P2"/>
      <text:p text:style-name="P2">USE CASE DIAGRAM OF TUK LIBRARY SYSTEM</text:p>
      <text:p text:style-name="P1"/>
      <text:p text:style-name="P1"/>
      <text:p text:style-name="P1"><draw:frame draw:style-name="fr1" draw:name="Image1" text:anchor-type="char" svg:x="0.7382in" svg:y="1.002in" svg:width="4.9646in" svg:height="4.9811in" draw:z-index="0" draw:transform="translate (-3.22047244094488in -3.49251968503937in) rotate (4.71238898038469) translate (3.22047244094488in 3.49251968503937in)"><draw:image xlink:href="Pictures/10000000000007D0000003E819E6C1E25C84F86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0:55:20.011360129</meta:creation-date>
    <dc:date>2021-08-30T11:00:16.164917920</dc:date>
    <meta:editing-duration>PT4M55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1" meta:paragraph-count="3" meta:word-count="10" meta:character-count="66" meta:non-whitespace-character-count="59"/>
  </office:meta>
</office:document-meta>
</file>